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93fd" officeooo:paragraph-rsid="000493fd" style:font-weight-asian="bold" style:font-weight-complex="bold"/>
    </style:style>
    <style:style style:name="P2" style:family="paragraph" style:parent-style-name="Standard">
      <style:text-properties fo:font-weight="bold" officeooo:rsid="0004ce4f" officeooo:paragraph-rsid="0004ce4f" style:font-weight-asian="bold" style:font-weight-complex="bold"/>
    </style:style>
    <style:style style:name="P3" style:family="paragraph" style:parent-style-name="Standard">
      <style:text-properties fo:font-weight="normal" officeooo:rsid="0004ce4f" officeooo:paragraph-rsid="0004ce4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LECCIÓN DE OBJETOS DOM</text:p>
      <text:p text:style-name="P1"><text:span text:style-name="T1"/></text:p>
      <text:p text:style-name="P2"><text:span text:style-name="T1">El método getElementsByTagName() devuelve un objeto </text:span><text:span text:style-name="T2">HTMLCollection</text:span><text:span text:style-name="T5">.</text:span></text:p>
      <text:p text:style-name="P2"><text:span text:style-name="T5"/></text:p>
      <text:p text:style-name="P2"><text:span text:style-name="T5">Un objeto </text:span><text:span text:style-name="T2">HTMLCollection</text:span><text:span text:style-name="T5"> es una lista que es como un array (colección) de elementos HTML.</text:span></text:p>
      <text:p text:style-name="P2"><text:span text:style-name="T5"/></text:p>
      <text:p text:style-name="P2"><text:span text:style-name="T5">El siguiente código selecciona todos los elementos &lt;p&gt; de un documento:</text:span></text:p>
      <text:p text:style-name="P2"><text:span text:style-name="T5"/></text:p>
      <text:p text:style-name="P2"><text:span text:style-name="T5">const myCollection = document.getElementsByTagName("p");</text:span></text:p>
      <text:p text:style-name="P2"><text:span text:style-name="T5"/></text:p>
      <text:p text:style-name="P2"><text:span text:style-name="T5"><text:s/></text:span></text:p>
      <text:p text:style-name="P2"><text:span text:style-name="T5">Los elementos de la colección pueden ser accedidos por un número de índice.</text:span></text:p>
      <text:p text:style-name="P2"><text:span text:style-name="T5">Para acceder al segundo elemento &lt;p&gt; podemos escribir:</text:span></text:p>
      <text:p text:style-name="P2"><text:span text:style-name="T5"/></text:p>
      <text:p text:style-name="P2"><text:span text:style-name="T5">myCollection[1]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4">HTMLCollection Length</text:span></text:p>
      <text:p text:style-name="P2"><text:span text:style-name="T4"/></text:p>
      <text:p text:style-name="P3"><text:span text:style-name="T4">La propiedad </text:span><text:span text:style-name="T3">length</text:span><text:span text:style-name="T4"> define el nombre de los elementos en una colección </text:span><text:span text:style-name="T3">HTMLCollection</text:span><text:span text:style-name="T4">:</text:span></text:p>
      <text:p text:style-name="P3"><text:span text:style-name="T4"/></text:p>
      <text:p text:style-name="P3"><text:span text:style-name="T4">myCollection.length</text:span></text:p>
      <text:p text:style-name="P3"><text:span text:style-name="T4"/></text:p>
      <text:p text:style-name="P3"><text:span text:style-name="T4">Esta propiedad length es útil cuando queremos iterar sobre los elementos de una colección:</text:span></text:p>
      <text:p text:style-name="P3"><text:span text:style-name="T4"/></text:p>
      <text:p text:style-name="P3"><text:span text:style-name="T4">Ejemplo: Cambia el color del texto de todos los elementos &lt;p&gt;</text:span></text:p>
      <text:p text:style-name="P3"><text:span text:style-name="T4"/></text:p>
      <text:p text:style-name="P3"><text:span text:style-name="T4">const myCollection = document.getElementsByTagName("p");<text:line-break/>for (let i = 0; i &lt; myCollection.length; i++) {<text:line-break/>  myCollection[i].style.color = "red";<text:line-break/>} </text:span></text:p>
      <text:p text:style-name="P3"><text:span text:style-name="T4"/></text:p>
      <text:p text:style-name="P2"><text:span text:style-name="T4">ATENCIÓN</text:span><text:span text:style-name="T5">: Una colección HTML NO es un array.</text:span></text:p>
      <text:p text:style-name="P2"><text:span text:style-name="T5"/></text:p>
      <text:p text:style-name="P2"><text:span text:style-name="T5">Puede parecerlo, pero no lo es.</text:span></text:p>
      <text:p text:style-name="P2"><text:span text:style-name="T5">Podemos iterar sobre la lista y referenciar los elementos con un número(exactamente como un array)</text:span></text:p>
      <text:p text:style-name="P2"><text:span text:style-name="T5">Sin embargo, no podemos usar métodos de array como valueOf(), pop(), push(), o join() en una colección.</text:span></text:p>
      <text:p text:style-name="P2"><text:span text:style-name="T5"/></text:p>
      <text:p text:style-name="P2"><text:span text:style-name="T5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4:10:25.792000000</meta:creation-date>
    <dc:date>2024-02-26T14:15:12.694000000</dc:date>
    <meta:editing-duration>PT4M4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9" meta:word-count="168" meta:character-count="1151" meta:non-whitespace-character-count="997"/>
  </office:meta>
</office:document-meta>
</file>